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5cm" draw:marker-start-width="0.352cm" draw:marker-end-width="0.352cm" draw:stroke-linejoin="round" svg:stroke-linecap="butt" draw:fill-color="#c4e5ff" draw:textarea-horizontal-align="justify" draw:textarea-vertical-align="middle" draw:auto-grow-height="false" fo:min-height="1.25cm" fo:min-width="3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draw:marker-start-width="0.352cm" draw:marker-end-width="0.352cm" svg:stroke-linecap="butt" draw:fill-color="#ffccff" draw:textarea-horizontal-align="justify" draw:textarea-vertical-align="middle" draw:auto-grow-height="false" fo:min-height="1.25cm" fo:min-width="3cm" fo:padding-top="0.142cm" fo:padding-bottom="0.142cm" fo:padding-left="0.267cm" fo:padding-right="0.267cm"/>
    </style:style>
    <style:style style:name="gr3" style:family="graphic" style:parent-style-name="standard">
      <style:graphic-properties svg:stroke-width="0.081cm" svg:stroke-color="#009900" draw:marker-start-width="0.421cm" draw:marker-end-width="0.421cm" draw:stroke-linejoin="round" svg:stroke-linecap="butt" draw:textarea-horizontal-align="center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0066cc" draw:marker-start-width="0.421cm" draw:marker-end-width="0.421cm" draw:stroke-linejoin="round" svg:stroke-linecap="butt" draw:textarea-horizontal-align="center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ff0000" draw:marker-start-width="0.421cm" draw:marker-end-width="0.421cm" draw:stroke-linejoin="round" svg:stroke-linecap="butt" draw:textarea-horizontal-align="center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svg:stroke-width="0.035cm" draw:marker-start-width="0.352cm" draw:marker-end-width="0.352cm" svg:stroke-linecap="butt" draw:fill-color="#ffff70" draw:textarea-horizontal-align="justify" draw:textarea-vertical-align="middle" draw:auto-grow-height="false" fo:min-height="1.25cm" fo:min-width="3cm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81cm" svg:stroke-color="#009900" draw:marker-start-width="0.421cm" draw:marker-end-width="0.421cm" draw:stroke-linejoin="round" svg:stroke-linecap="butt" draw:fill="none" draw:textarea-horizontal-align="center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draw:stroke="dash" draw:stroke-dash="Ultrafine_20_2_20_Dots_20_3_20_Dashes" svg:stroke-width="0.081cm" svg:stroke-color="#ff0000" draw:marker-start-width="0.421cm" draw:marker-end-width="0.421cm" draw:stroke-linejoin="round" svg:stroke-linecap="butt" draw:fill="none" draw:textarea-horizontal-align="center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81cm" svg:stroke-color="#ff0000" draw:marker-start-width="0.421cm" draw:marker-end-width="0.421cm" draw:stroke-linejoin="round" svg:stroke-linecap="butt" draw:fill="none" draw:textarea-horizontal-align="center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081cm" svg:stroke-color="#0066cc" draw:marker-start-width="0.421cm" draw:marker-end-width="0.421cm" draw:stroke-linejoin="round" svg:stroke-linecap="butt" draw:fill="none" draw:textarea-horizontal-align="center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009900" draw:marker-start-width="0.421cm" draw:marker-end-width="0.421cm" svg:stroke-linecap="butt" draw:textarea-horizontal-align="center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5cm" fo:min-width="2.634cm"/>
    </style:style>
    <style:style style:name="gr13" style:family="graphic" style:parent-style-name="objectwithoutfill">
      <style:graphic-properties svg:stroke-width="0.081cm" svg:stroke-color="#0066cc" draw:marker-start-width="0.422cm" draw:marker-end-width="0.422cm" draw:fill="none" draw:textarea-horizontal-align="center" draw:textarea-vertical-align="middle" fo:padding-top="0.166cm" fo:padding-bottom="0.166cm" fo:padding-left="0.291cm" fo:padding-right="0.291cm"/>
    </style:style>
    <style:style style:name="gr14" style:family="graphic" style:parent-style-name="objectwithoutfill">
      <style:graphic-properties svg:stroke-width="0.081cm" svg:stroke-color="#009900" draw:marker-start-width="0.421cm" draw:marker-end-width="0.421cm" draw:fill="none" draw:textarea-horizontal-align="center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5cm" fo:min-width="2.146cm"/>
    </style:style>
    <style:style style:name="gr16" style:family="graphic" style:parent-style-name="objectwithoutfill">
      <style:graphic-properties svg:stroke-width="0.081cm" svg:stroke-color="#ff0000" draw:marker-start-width="0.421cm" draw:marker-end-width="0.421cm" draw:fill="none" draw:textarea-horizontal-align="center" draw:textarea-vertical-align="middle" fo:padding-top="0.165cm" fo:padding-bottom="0.165cm" fo:padding-left="0.29cm" fo:padding-right="0.2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5cm" fo:min-width="1.297cm"/>
    </style:style>
    <style:style style:name="gr18" style:family="graphic" style:parent-style-name="objectwithoutfill">
      <style:graphic-properties svg:stroke-width="0.081cm" draw:marker-start-width="0.421cm" draw:marker-end-width="0.421cm" draw:fill="none" draw:textarea-horizontal-align="center" draw:textarea-vertical-align="middle" fo:padding-top="0.165cm" fo:padding-bottom="0.165cm" fo:padding-left="0.29cm" fo:padding-right="0.29cm"/>
    </style:style>
    <style:style style:name="gr19" style:family="graphic" style:parent-style-name="objectwithoutfill">
      <style:graphic-properties draw:stroke="dash" draw:stroke-dash="Ultrafine_20_2_20_Dots_20_3_20_Dashes" svg:stroke-width="0.081cm" draw:marker-start-width="0.421cm" draw:marker-end-width="0.421cm" draw:fill="none" draw:textarea-horizontal-align="center" draw:textarea-vertical-align="middle" fo:padding-top="0.165cm" fo:padding-bottom="0.165cm" fo:padding-left="0.29cm" fo:padding-right="0.2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4cm" fo:min-width="3.78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3cm" fo:min-width="3.54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Regular" style:font-family-generic="roman" style:font-pitch="variable" fo:font-size="14pt" fo:font-weight="bold" style:font-size-asian="18pt" style:font-size-complex="18pt"/>
    </style:style>
    <style:style style:name="P3" style:family="paragraph">
      <style:text-properties fo:font-family="'Times New Roman'" style:font-family-generic="roman" style:font-pitch="variable" fo:font-size="12pt" fo:font-weight="bold" style:font-size-asian="12pt" style:font-size-complex="12pt"/>
    </style:style>
    <style:style style:name="P4" style:family="paragraph">
      <style:paragraph-properties fo:text-align="center"/>
      <style:text-properties fo:font-weight="bold"/>
    </style:style>
    <style:style style:name="T1" style:family="text">
      <style:text-properties fo:font-family="'Times New Roman'" style:font-style-name="Regular" style:font-family-generic="roman" style:font-pitch="variable" fo:font-size="14pt" fo:font-weight="bold" style:font-size-asian="18pt" style:font-size-complex="18pt"/>
    </style:style>
    <style:style style:name="T2" style:family="text">
      <style:text-properties fo:font-family="'Times New Roman'" style:font-family-generic="roman" style:font-pitch="variable" fo:font-size="12pt" fo:font-weight="bold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101cm" svg:height="1.766cm" svg:x="6.671cm" svg:y="3.448cm">
          <text:p text:style-name="P1"><text:span text:style-name="T1">Number of </text:span></text:p>
          <text:p text:style-name="P1"><text:span text:style-name="T1">Complet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.102cm" svg:height="1.766cm" svg:x="1.399cm" svg:y="3.448cm">
          <text:p text:style-name="P1"><text:span text:style-name="T1">Number of</text:span><text:span text:style-name="T1"><text:line-break/></text:span><text:span text:style-name="T1">Level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4.101cm" svg:height="1.768cm" svg:x="6.671cm" svg:y="0.502cm">
          <text:p text:style-name="P1"><text:span text:style-name="T1">Success</text:span></text:p>
          <text:p text:style-name="P1"><text:span text:style-name="T1">Rat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4.1cm" svg:height="1.768cm" svg:x="0.229cm" svg:y="7.57cm">
          <text:p text:style-name="P1"><text:span text:style-name="T1">Number of </text:span></text:p>
          <text:p text:style-name="P1"><text:span text:style-name="T1">Attempt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4.099cm" svg:height="1.766cm" svg:x="11.944cm" svg:y="3.448cm">
          <text:p text:style-name="P1"><text:span text:style-name="T1">Number of </text:span></text:p>
          <text:p text:style-name="P1"><text:span text:style-name="T1">Errors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1.944cm" svg:y1="4.331cm" svg:x2="10.772cm" svg:y2="4.331cm" draw:start-shape="id1" draw:start-glue-point="3" draw:end-shape="id2" draw:end-glue-point="1" svg:d="M11944 4331h-1172">
          <text:p/>
        </draw:connector>
        <draw:connector draw:style-name="gr4" draw:text-style-name="P2" draw:layer="layout" svg:x1="5.501cm" svg:y1="4.331cm" svg:x2="6.671cm" svg:y2="4.331cm" draw:start-shape="id3" draw:start-glue-point="1" draw:end-shape="id2" draw:end-glue-point="3" svg:d="M5501 4331h1170">
          <text:p/>
        </draw:connector>
        <draw:connector draw:style-name="gr5" draw:text-style-name="P2" draw:layer="layout" svg:x1="3.45cm" svg:y1="3.448cm" svg:x2="6.671cm" svg:y2="1.386cm" draw:start-shape="id3" draw:start-glue-point="0" draw:end-shape="id4" draw:end-glue-point="3" svg:d="M3450 3448v-2062h3221">
          <text:p/>
        </draw:connector>
        <draw:connector draw:style-name="gr5" draw:text-style-name="P2" draw:layer="layout" svg:x1="8.721cm" svg:y1="3.448cm" svg:x2="8.721cm" svg:y2="2.27cm" draw:start-shape="id2" draw:start-glue-point="0" draw:end-shape="id4" draw:end-glue-point="2" svg:d="M8721 3448v-1178">
          <text:p/>
        </draw:connector>
        <draw:custom-shape draw:style-name="gr6" draw:text-style-name="P2" xml:id="id6" draw:id="id6" draw:layer="layout" svg:width="4.099cm" svg:height="1.767cm" svg:x="9.015cm" svg:y="9.927cm">
          <text:p text:style-name="P1"><text:span text:style-name="T1">Replay</text:span></text:p>
          <text:p text:style-name="P1"><text:span text:style-name="T1">Strategy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5" draw:id="id5" draw:layer="layout" svg:width="4.099cm" svg:height="1.767cm" svg:x="4.329cm" svg:y="9.927cm">
          <text:p text:style-name="P1"><text:span text:style-name="T1">Theoretical</text:span></text:p>
          <text:p text:style-name="P1"><text:span text:style-name="T1">Strategy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7" draw:id="id7" draw:layer="layout" svg:width="4.099cm" svg:height="1.768cm" svg:x="13.701cm" svg:y="7.57cm">
          <text:p text:style-name="P1"><text:span text:style-name="T1">Step-back</text:span></text:p>
          <text:p text:style-name="P1"><text:span text:style-name="T1">Strategy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6.378cm" svg:y1="9.927cm" svg:x2="3.45cm" svg:y2="5.214cm" draw:start-shape="id5" draw:start-glue-point="0" draw:end-shape="id3" draw:end-glue-point="2" svg:d="M6378 9927l-2928-4713">
          <text:p/>
        </draw:connector>
        <draw:connector draw:style-name="gr7" draw:text-style-name="P1" draw:layer="layout" draw:type="line" svg:x1="6.378cm" svg:y1="9.927cm" svg:x2="8.721cm" svg:y2="5.214cm" draw:start-shape="id5" draw:start-glue-point="0" draw:end-shape="id2" draw:end-glue-point="2" svg:d="M6378 9927l2343-4713">
          <text:p/>
        </draw:connector>
        <draw:connector draw:style-name="gr7" draw:text-style-name="P1" draw:layer="layout" draw:type="line" svg:x1="6.378cm" svg:y1="9.927cm" svg:x2="13.993cm" svg:y2="5.214cm" draw:start-shape="id5" draw:start-glue-point="0" draw:end-shape="id1" draw:end-glue-point="2" svg:d="M6378 9927l7615-4713">
          <text:p/>
        </draw:connector>
        <draw:connector draw:style-name="gr8" draw:text-style-name="P1" draw:layer="layout" draw:type="line" svg:x1="11.064cm" svg:y1="9.927cm" svg:x2="3.45cm" svg:y2="5.214cm" draw:start-shape="id6" draw:start-glue-point="0" draw:end-shape="id3" draw:end-glue-point="2" svg:d="M11064 9927l-7614-4713">
          <text:p/>
        </draw:connector>
        <draw:connector draw:style-name="gr9" draw:text-style-name="P1" draw:layer="layout" draw:type="line" svg:x1="11.064cm" svg:y1="9.927cm" svg:x2="8.721cm" svg:y2="5.214cm" draw:start-shape="id6" draw:start-glue-point="0" draw:end-shape="id2" draw:end-glue-point="2" svg:d="M11064 9927l-2343-4713">
          <text:p/>
        </draw:connector>
        <draw:connector draw:style-name="gr7" draw:text-style-name="P1" draw:layer="layout" draw:type="line" svg:x1="11.064cm" svg:y1="9.927cm" svg:x2="13.993cm" svg:y2="5.214cm" draw:start-shape="id6" draw:start-glue-point="0" draw:end-shape="id1" draw:end-glue-point="2" svg:d="M11064 9927l2929-4713">
          <text:p/>
        </draw:connector>
        <draw:connector draw:style-name="gr7" draw:text-style-name="P1" draw:layer="layout" draw:type="line" svg:x1="15.75cm" svg:y1="7.57cm" svg:x2="13.993cm" svg:y2="5.214cm" draw:start-shape="id7" draw:start-glue-point="0" draw:end-shape="id1" draw:end-glue-point="2" svg:d="M15750 7570l-1757-2356">
          <text:p/>
        </draw:connector>
        <draw:connector draw:style-name="gr9" draw:text-style-name="P1" draw:layer="layout" draw:type="line" svg:x1="15.75cm" svg:y1="7.57cm" svg:x2="8.721cm" svg:y2="5.214cm" draw:start-shape="id7" draw:start-glue-point="0" draw:end-shape="id2" draw:end-glue-point="2" svg:d="M15750 7570l-7029-2356">
          <text:p/>
        </draw:connector>
        <draw:connector draw:style-name="gr8" draw:text-style-name="P1" draw:layer="layout" draw:type="line" svg:x1="15.75cm" svg:y1="7.57cm" svg:x2="3.45cm" svg:y2="5.214cm" draw:start-shape="id7" draw:start-glue-point="0" draw:end-shape="id3" draw:end-glue-point="2" svg:d="M15750 7570l-12300-2356">
          <text:p/>
        </draw:connector>
        <draw:connector draw:style-name="gr7" draw:text-style-name="P1" draw:layer="layout" draw:type="line" svg:x1="2.279cm" svg:y1="7.57cm" svg:x2="3.45cm" svg:y2="5.214cm" draw:start-shape="id8" draw:start-glue-point="0" draw:end-shape="id3" draw:end-glue-point="2" svg:d="M2279 7570l1171-2356">
          <text:p/>
        </draw:connector>
        <draw:connector draw:style-name="gr10" draw:text-style-name="P1" draw:layer="layout" draw:type="line" svg:x1="2.279cm" svg:y1="7.57cm" svg:x2="8.721cm" svg:y2="5.214cm" draw:start-shape="id8" draw:start-glue-point="0" draw:end-shape="id2" draw:end-glue-point="2" svg:d="M2279 7570l6442-2356">
          <text:p/>
        </draw:connector>
        <draw:connector draw:style-name="gr7" draw:text-style-name="P1" draw:layer="layout" draw:type="line" svg:x1="2.279cm" svg:y1="7.57cm" svg:x2="13.993cm" svg:y2="5.214cm" draw:start-shape="id8" draw:start-glue-point="0" draw:end-shape="id1" draw:end-glue-point="2" svg:d="M2279 7570l11714-2356">
          <text:p/>
        </draw:connector>
        <draw:connector draw:style-name="gr11" draw:text-style-name="P1" draw:layer="layout" svg:x1="1.399cm" svg:y1="4.331cm" svg:x2="13.993cm" svg:y2="3.448cm" draw:start-shape="id3" draw:start-glue-point="3" draw:end-shape="id1" svg:d="M1399 4331h-518v-1401h13112v518">
          <text:p/>
        </draw:connector>
        <draw:frame draw:style-name="gr12" draw:text-style-name="P3" draw:layer="layout" svg:width="3.134cm" svg:height="0.865cm" svg:x="0.779cm" svg:y="12.428cm">
          <draw:text-box>
            <text:p><text:span text:style-name="T2">Strong</text:span></text:p>
          </draw:text-box>
        </draw:frame>
        <draw:line draw:style-name="gr13" draw:text-style-name="P4" draw:layer="layout" svg:x1="0.214cm" svg:y1="12.88cm" svg:x2="0.8cm" svg:y2="12.88cm">
          <text:p/>
        </draw:line>
        <draw:line draw:style-name="gr14" draw:text-style-name="P4" draw:layer="layout" svg:x1="4.889cm" svg:y1="12.88cm" svg:x2="5.475cm" svg:y2="12.88cm">
          <text:p/>
        </draw:line>
        <draw:frame draw:style-name="gr15" draw:text-style-name="P3" draw:layer="layout" svg:width="2.646cm" svg:height="0.865cm" svg:x="5.475cm" svg:y="12.428cm">
          <draw:text-box>
            <text:p><text:span text:style-name="T2">Moderate</text:span></text:p>
          </draw:text-box>
        </draw:frame>
        <draw:line draw:style-name="gr16" draw:text-style-name="P4" draw:layer="layout" svg:x1="4.9cm" svg:y1="13.448cm" svg:x2="5.486cm" svg:y2="13.448cm">
          <text:p/>
        </draw:line>
        <draw:frame draw:style-name="gr17" draw:text-style-name="P3" draw:layer="layout" svg:width="1.797cm" svg:height="0.865cm" svg:x="5.503cm" svg:y="13.035cm">
          <draw:text-box>
            <text:p><text:span text:style-name="T2">Weak</text:span></text:p>
          </draw:text-box>
        </draw:frame>
        <draw:line draw:style-name="gr18" draw:text-style-name="P4" draw:layer="layout" svg:x1="10.772cm" svg:y1="12.872cm" svg:x2="12.529cm" svg:y2="12.872cm">
          <text:p/>
        </draw:line>
        <draw:line draw:style-name="gr19" draw:text-style-name="P4" draw:layer="layout" svg:x1="10.772cm" svg:y1="13.461cm" svg:x2="12.529cm" svg:y2="13.461cm">
          <text:p/>
        </draw:line>
        <draw:frame draw:style-name="gr20" draw:text-style-name="P3" draw:layer="layout" svg:width="4.287cm" svg:height="0.864cm" svg:x="12.471cm" svg:y="12.46cm">
          <draw:text-box>
            <text:p><text:span text:style-name="T2">0.01 significant**</text:span></text:p>
          </draw:text-box>
        </draw:frame>
        <draw:frame draw:style-name="gr21" draw:text-style-name="P3" draw:layer="layout" svg:width="4.042cm" svg:height="0.863cm" svg:x="12.477cm" svg:y="12.99cm">
          <draw:text-box>
            <text:p><text:span text:style-name="T2">0.05 significant*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14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3H19M30S</meta:editing-duration>
    <meta:editing-cycles>23</meta:editing-cycles>
    <meta:generator>OpenOffice/4.1.7$Win32 OpenOffice.org_project/417m1$Build-9800</meta:generator>
    <dc:date>2020-08-11T21:18:02.65</dc:date>
    <dc:creator>Alfa Yohannis</dc:creator>
    <meta:document-statistic meta:object-count="35"/>
  </office:meta>
</office:document-meta>
</file>